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7866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1.4717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8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08">
      <style:table-cell-properties fo:wrap-option="no-wrap"/>
      <style:text-properties fo:color="#000000" fo:font-weight="bold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0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2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102in" table:end-y="0.0559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</table:table-row>
        <table:table-row table:style-name="ro1">
          <table:table-cell office:value-type="string">
            <text:p>C1,6,13</text:p>
          </table:table-cell>
          <table:table-cell table:style-name="Default"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18,19,21</text:p>
          </table:table-cell>
          <table:table-cell table:style-name="Default"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2,7,14</text:p>
          </table:table-cell>
          <table:table-cell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3,8,15</text:p>
          </table:table-cell>
          <table:table-cell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4,9,16,20</text:p>
          </table:table-cell>
          <table:table-cell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5,10,11,12,17</text:p>
          </table:table-cell>
          <table:table-cell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ON-CHGIN </text:p>
          </table:table-cell>
          <table:table-cell table:style-name="Default"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ON-ICSP </text:p>
          </table:table-cell>
          <table:table-cell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ON-PICTX</text:p>
          </table:table-cell>
          <table:table-cell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-SLUG <text:s text:c="2"/></text:p>
          </table:table-cell>
          <table:table-cell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-USB1 <text:s/></text:p>
          </table:table-cell>
          <table:table-cell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1,2,3,4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1,2,3</text:p>
          </table:table-cell>
          <table:table-cell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4</text:p>
          </table:table-cell>
          <table:table-cell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C1</text:p>
          </table:table-cell>
          <table:table-cell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C2,3,4</text:p>
          </table:table-cell>
          <table:table-cell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C5</text:p>
          </table:table-cell>
          <table:table-cell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1,2,3</text:p>
          </table:table-cell>
          <table:table-cell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ed1,2,3,4,5,6,7</text:p>
          </table:table-cell>
          <table:table-cell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Q1,2,3</text:p>
          </table:table-cell>
          <table:table-cell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Q4,5,6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1,9,10,11,12,15,21,22,23,24</text:p>
          </table:table-cell>
          <table:table-cell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R16</text:p>
          </table:table-cell>
          <table:table-cell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,13,17,19</text:p>
          </table:table-cell>
          <table:table-cell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6in" table:end-y="0.0441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20</text:p>
          </table:table-cell>
          <table:table-cell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5,26,27</text:p>
          </table:table-cell>
          <table:table-cell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29</text:p>
          </table:table-cell>
          <table:table-cell table:style-name="Default"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3,4,5,6,7,8,14</text:p>
          </table:table-cell>
          <table:table-cell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L1</text:p>
          </table:table-cell>
          <table:table-cell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1</text:p>
          </table:table-cell>
          <table:table-cell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XBEE</text:p>
          </table:table-cell>
          <table:table-cell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4"/>
          <table:table-cell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7">10/27/2007</text:date>, <text:time>20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Robert Spanton</meta:initial-creator>
    <meta:creation-date>2007-09-03T10:05:19</meta:creation-date>
    <dc:creator>Robert Spanton</dc:creator>
    <dc:date>2007-10-27T20:58:37</dc:date>
    <dc:language>en-US</dc:language>
    <meta:editing-cycles>36</meta:editing-cycles>
    <meta:editing-duration>PT4H32M42S</meta:editing-duration>
    <meta:user-defined meta:name="Info 1"/>
    <meta:user-defined meta:name="Info 2"/>
    <meta:user-defined meta:name="Info 3"/>
    <meta:user-defined meta:name="Info 4"/>
    <meta:document-statistic meta:table-count="3" meta:cell-count="729" meta:object-count="2"/>
  </office:meta>
</office:document-meta>
</file>